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4700000024C13959E9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UnB Office"/>
    </style:style>
    <style:style style:name="P3" style:family="paragraph" style:parent-style-name="Text_20_body">
      <style:paragraph-properties fo:margin-left="2.281cm" fo:margin-right="0cm" fo:text-indent="0cm" style:auto-text-indent="false"/>
      <style:text-properties style:font-name="UnB Office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left="2.281cm" fo:margin-right="0cm" fo:text-align="justify" style:justify-single-word="false" fo:text-indent="0cm" style:auto-text-indent="false"/>
      <style:text-properties style:font-name="UnB Office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2.281cm" fo:margin-right="0cm" fo:text-align="justify" style:justify-single-word="false" fo:text-indent="0cm" style:auto-text-indent="false"/>
      <style:text-properties style:font-name="UnB Offic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AVIANI, J. L. Sobre a Natureza e a Especificidade da Educação. In: _________. <text:span text:style-name="T1">Pedagogia Histórico-Crítica</text:span>. Campinas, SP: Autores Associados. p. 11 – 22.</text:p>
      <text:p text:style-name="P3"/>
      <text:p text:style-name="P4">Identificação dos elementos culturais que precisam ser assimilados pelos indivíduos da espécie humana.</text:p>
      <text:p text:style-name="P4">Descobertas das formas adequadas de desenvolvimento do trabalho pedagógico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rodape" style:family="table">
      <style:table-properties style:width="17cm" fo:break-before="page" table:align="margins"/>
    </style:style>
    <style:style style:name="rodape.A" style:family="table-column">
      <style:table-column-properties style:column-width="17cm" style:rel-column-width="65535*"/>
    </style:style>
    <style:style style:name="rodape.A1" style:family="table-cell">
      <style:table-cell-properties fo:padding="0.097cm" fo:border="none"/>
    </style:style>
    <style:style style:name="M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UnB Office"/>
    </style:style>
    <style:style style:name="M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2" text:anchor-type="paragraph" svg:width="2.004cm" svg:height="1.016cm" draw:z-index="0"><draw:image xlink:href="Pictures/100002010000004700000024C13959E9.png" xlink:type="simple" xlink:show="embed" xlink:actuate="onLoad"/></draw:frame>Universidade de Brasília</text:p>
        <text:p text:style-name="MP1">Faculdade de Educação</text:p>
        <text:p text:style-name="MP1">Didática Fundamental</text:p>
        <text:p text:style-name="MP1">Profª. Milene de Fátima Soares</text:p>
        <text:p text:style-name="MP1"/>
      </style:header>
      <style:footer>
        <text:p text:style-name="Text_20_body"/>
        <table:table table:name="rodape" table:style-name="rodape">
          <table:table-column table:style-name="rodape.A"/>
          <table:table-row>
            <table:table-cell table:style-name="rodape.A1" office:value-type="string">
              <text:p text:style-name="MP2">Danilo Alves Xavier - 11/0059697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17:05:30</meta:creation-date>
    <meta:editing-duration>PT4H57M</meta:editing-duration>
    <meta:editing-cycles>53</meta:editing-cycles>
    <meta:generator>LibreOffice/3.5$Linux_x86 LibreOffice_project/350m1$Build-2</meta:generator>
    <meta:initial-creator>Danilo </meta:initial-creator>
    <dc:date>2014-09-29T20:21:47</dc:date>
    <dc:creator>ska </dc:creator>
    <meta:document-statistic meta:table-count="1" meta:image-count="1" meta:object-count="0" meta:page-count="1" meta:paragraph-count="8" meta:word-count="63" meta:character-count="457" meta:non-whitespace-character-count="402"/>
  </office:meta>
</office:document-meta>
</file>